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7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8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9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0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11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2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13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size-asian="13pt" style:font-size-complex="13pt"/>
    </style:style>
    <style:style style:name="P14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15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6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3746a" officeooo:paragraph-rsid="0023746a" style:font-size-asian="13pt" style:font-size-complex="13pt"/>
    </style:style>
    <style:style style:name="P17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3746a" officeooo:paragraph-rsid="0023746a" style:font-name-asian="Times New Roman1" style:font-size-asian="13pt" style:font-name-complex="Times New Roman1" style:font-size-complex="13pt"/>
    </style:style>
    <style:style style:name="P1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officeooo:paragraph-rsid="001aacfb" style:font-size-asian="13pt" style:font-weight-asian="bold" style:font-size-complex="13pt"/>
    </style:style>
    <style:style style:name="P2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21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2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24578d" style:font-size-asian="13pt" style:font-size-complex="13pt"/>
    </style:style>
    <style:style style:name="P2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2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4578d" officeooo:paragraph-rsid="0024578d" style:font-size-asian="13pt" style:font-size-complex="13pt"/>
    </style:style>
    <style:style style:name="P2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5f5ce" officeooo:paragraph-rsid="0025f5ce" style:font-size-asian="13pt" style:font-size-complex="13pt"/>
    </style:style>
    <style:style style:name="P2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5f5ce" officeooo:paragraph-rsid="0026ea48" style:font-size-asian="13pt" style:font-size-complex="13pt"/>
    </style:style>
    <style:style style:name="P2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6ea48" officeooo:paragraph-rsid="0026ea48" style:font-size-asian="13pt" style:font-size-complex="13pt"/>
    </style:style>
    <style:style style:name="P2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2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6ea48" officeooo:paragraph-rsid="0026ea48" style:font-size-asian="13pt" style:font-size-complex="13pt"/>
    </style:style>
    <style:style style:name="P30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 loext:padding="0cm" loext:border="none"/>
    </style:style>
    <style:style style:name="P31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2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3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4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5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6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37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8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39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40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1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2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3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4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5f5ce" officeooo:paragraph-rsid="0025f5ce" style:font-size-asian="13pt" style:font-size-complex="13pt"/>
    </style:style>
    <style:style style:name="P45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5f5ce" officeooo:paragraph-rsid="0026ea48" style:font-size-asian="13pt" style:font-size-complex="13pt"/>
    </style:style>
    <style:style style:name="P46" style:family="paragraph" style:parent-style-name="Contents_20_1">
      <style:paragraph-properties>
        <style:tab-stops>
          <style:tab-stop style:position="18.773cm" style:type="right" style:leader-style="dotted" style:leader-text="."/>
        </style:tab-stops>
      </style:paragraph-properties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4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746a" style:font-size-asian="13pt" style:font-size-complex="13pt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4578d" style:font-size-asian="13pt" style:font-size-complex="13pt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5f5ce" style:font-size-asian="13pt" style:font-size-complex="13pt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6ea48" style:font-size-asian="13pt" style:font-size-complex="13pt"/>
    </style:style>
    <style:style style:name="P5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31844" style:font-size-asian="13pt" style:font-size-complex="13pt"/>
    </style:style>
    <style:style style:name="P54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3746a" style:font-size-asian="13pt" style:font-size-complex="13pt"/>
    </style:style>
    <style:style style:name="P5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4578d" style:font-size-asian="13pt" style:font-size-complex="13pt"/>
    </style:style>
    <style:style style:name="P5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5f5ce" style:font-size-asian="13pt" style:font-size-complex="13pt"/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6ea48" style:font-size-asian="13pt" style:font-size-complex="13pt"/>
    </style:style>
    <style:style style:name="P58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59" style:family="paragraph" style:parent-style-name="Preformatted_20_Text">
      <style:paragraph-properties fo:orphans="2" fo:widows="2"/>
      <style:text-properties style:font-name="Times New Roman" fo:font-size="13pt" officeooo:paragraph-rsid="00231844" style:font-size-asian="13pt" style:font-size-complex="13pt"/>
    </style:style>
    <style:style style:name="P60" style:family="paragraph" style:parent-style-name="Preformatted_20_Text">
      <style:paragraph-properties fo:orphans="2" fo:widows="2"/>
      <style:text-properties style:font-name="Times New Roman" fo:font-size="13pt" officeooo:paragraph-rsid="0023746a" style:font-size-asian="13pt" style:font-size-complex="13pt"/>
    </style:style>
    <style:style style:name="P61" style:family="paragraph" style:parent-style-name="Preformatted_20_Text">
      <style:paragraph-properties fo:orphans="2" fo:widows="2"/>
      <style:text-properties style:font-name="Times New Roman" fo:font-size="13pt" officeooo:paragraph-rsid="0024578d" style:font-size-asian="13pt" style:font-size-complex="13pt"/>
    </style:style>
    <style:style style:name="P62" style:family="paragraph" style:parent-style-name="Preformatted_20_Text">
      <style:paragraph-properties fo:orphans="2" fo:widows="2"/>
      <style:text-properties style:font-name="Times New Roman" fo:font-size="13pt" officeooo:paragraph-rsid="0025f5ce" style:font-size-asian="13pt" style:font-size-complex="13pt"/>
    </style:style>
    <style:style style:name="P63" style:family="paragraph" style:parent-style-name="Preformatted_20_Text">
      <style:paragraph-properties fo:orphans="2" fo:widows="2"/>
      <style:text-properties style:font-name="Times New Roman" fo:font-size="13pt" officeooo:paragraph-rsid="0026ea48" style:font-size-asian="13pt" style:font-size-complex="13pt"/>
    </style:style>
    <style:style style:name="P64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65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66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67" style:family="paragraph" style:parent-style-name="Heading_20_1">
      <style:text-properties officeooo:paragraph-rsid="001c0520"/>
    </style:style>
    <style:style style:name="P68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69" style:family="paragraph" style:parent-style-name="Heading_20_1">
      <style:text-properties officeooo:paragraph-rsid="0023746a"/>
    </style:style>
    <style:style style:name="P70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71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officeooo:paragraph-rsid="00231844" style:font-name-asian="Times New Roman1" style:font-size-asian="13pt" style:font-weight-asian="normal" style:font-name-complex="Times New Roman1" style:font-size-complex="13pt" style:font-weight-complex="normal" fo:hyphenate="false" fo:hyphenation-remain-char-count="2" fo:hyphenation-push-char-count="2"/>
    </style:style>
    <style:style style:name="P72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73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74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23746a" officeooo:paragraph-rsid="0023746a" style:font-name-asian="Times New Roman1" style:font-size-asian="13pt" style:font-weight-asian="normal" style:font-name-complex="Times New Roman1" style:font-size-complex="13pt" style:font-weight-complex="normal"/>
    </style:style>
    <style:style style:name="P75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24578d" officeooo:paragraph-rsid="0024578d" style:font-name-asian="Times New Roman1" style:font-size-asian="13pt" style:font-weight-asian="normal" style:font-name-complex="Times New Roman1" style:font-size-complex="13pt" style:font-weight-complex="normal"/>
    </style:style>
    <style:style style:name="P76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7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5f5ce" officeooo:paragraph-rsid="0025f5ce" style:font-size-asian="13pt" style:font-size-complex="13pt"/>
    </style:style>
    <style:style style:name="P7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6ea48" officeooo:paragraph-rsid="0026ea48" style:font-size-asian="13pt" style:font-size-complex="13pt"/>
    </style:style>
    <style:style style:name="P7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24578d" style:font-size-asian="13pt" style:font-size-complex="13pt"/>
    </style:style>
    <style:style style:name="P8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b9858" officeooo:paragraph-rsid="002b9858" style:font-size-asian="13pt" style:font-size-complex="13pt"/>
    </style:style>
    <style:style style:name="P81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26ea48" officeooo:paragraph-rsid="0026ea48" style:font-size-asian="13pt" style:font-size-complex="13pt"/>
    </style:style>
    <style:style style:name="P82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paragraph-rsid="00231844" style:font-name-asian="Times New Roman1" style:font-size-asian="13pt" style:font-weight-asian="normal" style:font-name-complex="Times New Roman1" style:font-size-complex="13pt" style:font-weight-complex="normal"/>
    </style:style>
    <style:style style:name="P83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10707c" officeooo:paragraph-rsid="0023746a" style:font-name-asian="Times New Roman1" style:font-size-asian="13pt" style:font-weight-asian="normal" style:font-name-complex="Times New Roman1" style:font-size-complex="13pt" style:font-weight-complex="normal"/>
    </style:style>
    <style:style style:name="P84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paragraph-rsid="0024578d" style:font-name-asian="Times New Roman1" style:font-size-asian="13pt" style:font-name-complex="Times New Roman1" style:font-size-complex="13pt" style:font-weight-complex="bold"/>
    </style:style>
    <style:style style:name="P85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paragraph-rsid="0025f5ce" style:font-name-asian="Times New Roman1" style:font-size-asian="13pt" style:font-name-complex="Times New Roman1" style:font-size-complex="13pt" style:font-weight-complex="bold"/>
    </style:style>
    <style:style style:name="P86" style:family="paragraph" style:parent-style-name="Preformatted_20_Text">
      <style:paragraph-properties fo:margin-left="0cm" fo:margin-right="0.3cm" fo:margin-top="0cm" fo:margin-bottom="0.055cm" loext:contextual-spacing="false" fo:line-height="0.882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paragraph-rsid="00231844" style:font-size-asian="13pt" style:font-size-complex="13pt"/>
    </style:style>
    <style:style style:name="P87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paragraph-rsid="0026ea48" style:font-size-asian="13pt" style:font-size-complex="13pt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8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24578d" style:font-size-asian="14pt" style:font-size-complex="14pt"/>
    </style:style>
    <style:style style:name="P9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91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9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93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94" style:family="paragraph" style:parent-style-name="Text_20_body" style:list-style-name="L2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95" style:family="paragraph" style:parent-style-name="Text_20_body" style:list-style-name="L3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96" style:family="paragraph" style:parent-style-name="Text_20_body" style:list-style-name="L4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97" style:family="paragraph" style:parent-style-name="Text_20_body" style:list-style-name="L5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98" style:family="paragraph" style:parent-style-name="Text_20_body" style:list-style-name="L3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italic" fo:font-weight="normal" style:font-size-asian="13pt" style:font-size-complex="13pt"/>
    </style:style>
    <style:style style:name="P99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100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101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10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24578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officeooo:rsid="0025f5ce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officeooo:rsid="0026ea48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bold" officeooo:rsid="00231844" style:font-size-asian="14pt" style:font-weight-asian="bold" style:font-size-complex="14pt" style:font-weight-complex="bold"/>
    </style:style>
    <style:style style:name="T14" style:family="text">
      <style:text-properties style:font-name="Times New Roman" fo:font-weight="bold"/>
    </style:style>
    <style:style style:name="T15" style:family="text">
      <style:text-properties style:font-name="Times New Roman" fo:font-style="italic"/>
    </style:style>
    <style:style style:name="T16" style:family="text">
      <style:text-properties style:font-name="Times New Roman" fo:font-style="italic" fo:font-weight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style:font-name-asian="Times New Roman1" style:font-name-complex="Times New Roman1"/>
    </style:style>
    <style:style style:name="T20" style:family="text">
      <style:text-properties fo:language="en" fo:country="US" officeooo:rsid="000c8430" style:font-name-asian="Times New Roman1" style:font-name-complex="Times New Roman1"/>
    </style:style>
    <style:style style:name="T21" style:family="text">
      <style:text-properties fo:language="en" fo:country="US" officeooo:rsid="00231844" style:font-name-asian="Times New Roman1" style:font-name-complex="Times New Roman1"/>
    </style:style>
    <style:style style:name="T22" style:family="text">
      <style:text-properties fo:language="en" fo:country="US" officeooo:rsid="0026ea48"/>
    </style:style>
    <style:style style:name="T23" style:family="text">
      <style:text-properties fo:color="#406080" fo:language="en" fo:country="US" style:font-name-asian="Times New Roman1" style:font-name-complex="Times New Roman1"/>
    </style:style>
    <style:style style:name="T24" style:family="text">
      <style:text-properties officeooo:rsid="000a4713"/>
    </style:style>
    <style:style style:name="T25" style:family="text">
      <style:text-properties fo:font-variant="normal" fo:text-transform="none" fo:color="#222222" fo:letter-spacing="normal" fo:font-style="normal" fo:font-weight="bold" officeooo:rsid="0021db71" style:font-weight-asian="bold" style:font-weight-complex="bold"/>
    </style:style>
    <style:style style:name="T26" style:family="text">
      <style:text-properties fo:font-variant="normal" fo:text-transform="none" fo:color="#000000" fo:letter-spacing="normal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fo:font-weight="normal" officeooo:rsid="0021db71"/>
    </style:style>
    <style:style style:name="T29" style:family="text">
      <style:text-properties fo:font-variant="normal" fo:text-transform="none" fo:color="#000000" fo:letter-spacing="normal" fo:font-style="normal" fo:font-weight="normal" officeooo:rsid="0024578d"/>
    </style:style>
    <style:style style:name="T30" style:family="text">
      <style:text-properties fo:font-variant="normal" fo:text-transform="none" fo:color="#000000" fo:letter-spacing="normal" fo:font-style="normal" fo:font-weight="normal" officeooo:rsid="0024578d" style:font-weight-asian="normal" style:font-weight-complex="normal"/>
    </style:style>
    <style:style style:name="T31" style:family="text">
      <style:text-properties fo:font-variant="normal" fo:text-transform="none" fo:color="#00000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32" style:family="text">
      <style:text-properties fo:font-variant="normal" fo:text-transform="none" fo:color="#000000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33" style:family="text">
      <style:text-properties fo:font-variant="normal" fo:text-transform="none" fo:color="#000000" fo:letter-spacing="normal" fo:language="en" fo:country="US" fo:font-style="normal" fo:font-weight="normal" officeooo:rsid="0024578d" style:font-name-asian="Times New Roman1" style:font-weight-asian="normal" style:font-name-complex="Times New Roman1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bold" officeooo:rsid="00231844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officeooo:rsid="0024578d" style:font-weight-asian="normal" style:font-weight-complex="normal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24578d"/>
    </style:style>
    <style:style style:name="T38" style:family="text">
      <style:text-properties fo:font-variant="normal" fo:text-transform="none" fo:color="#7f0055" fo:letter-spacing="normal" fo:font-style="normal" fo:font-weight="bold"/>
    </style:style>
    <style:style style:name="T39" style:family="text">
      <style:text-properties fo:font-variant="normal" fo:text-transform="none" fo:color="#7f0055" fo:letter-spacing="normal" fo:font-style="normal" fo:font-weight="bold" officeooo:rsid="0024578d"/>
    </style:style>
    <style:style style:name="T40" style:family="text">
      <style:text-properties fo:font-variant="normal" fo:text-transform="none" fo:color="#7f0055" style:font-name="Times New Roman" fo:letter-spacing="normal" fo:font-style="normal" fo:font-weight="bold" officeooo:rsid="0024578d"/>
    </style:style>
    <style:style style:name="T41" style:family="text">
      <style:text-properties fo:font-style="normal" fo:font-weight="normal"/>
    </style:style>
    <style:style style:name="T42" style:family="text">
      <style:text-properties fo:color="#7f0055"/>
    </style:style>
    <style:style style:name="T43" style:family="text">
      <style:text-properties fo:color="#7f0055" fo:language="en" fo:country="US"/>
    </style:style>
    <style:style style:name="T44" style:family="text">
      <style:text-properties fo:color="#7f0055" fo:font-weight="bold"/>
    </style:style>
    <style:style style:name="T45" style:family="text">
      <style:text-properties fo:color="#7f0055" fo:font-style="normal" fo:font-weight="bold"/>
    </style:style>
    <style:style style:name="T46" style:family="text">
      <style:text-properties fo:color="#2a00ff"/>
    </style:style>
    <style:style style:name="T47" style:family="text">
      <style:text-properties fo:color="#2a00ff" fo:language="en" fo:country="US"/>
    </style:style>
    <style:style style:name="T48" style:family="text">
      <style:text-properties fo:color="#2a00ff" fo:font-style="normal" fo:font-weight="normal"/>
    </style:style>
    <style:style style:name="T49" style:family="text">
      <style:text-properties fo:color="#3f3fbf"/>
    </style:style>
    <style:style style:name="T50" style:family="text">
      <style:text-properties fo:color="#3f3fbf" fo:language="en" fo:country="US"/>
    </style:style>
    <style:style style:name="T51" style:family="text">
      <style:text-properties officeooo:rsid="0021db71"/>
    </style:style>
    <style:style style:name="T52" style:family="text">
      <style:text-properties fo:font-style="italic" fo:font-weight="normal"/>
    </style:style>
    <style:style style:name="T53" style:family="text">
      <style:text-properties fo:font-style="italic" fo:font-weight="bold"/>
    </style:style>
    <style:style style:name="T54" style:family="text">
      <style:text-properties officeooo:rsid="00231844"/>
    </style:style>
    <style:style style:name="T55" style:family="text">
      <style:text-properties officeooo:rsid="0024578d"/>
    </style:style>
    <style:style style:name="T56" style:family="text">
      <style:text-properties officeooo:rsid="0026ea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96383543606972286" text:style-name="WWNum1">
        <text:list-item>
          <text:list>
            <text:list-item>
              <text:h text:style-name="P99" text:outline-level="2"><text:bookmark-start text:name="_Toc495122333"/><text:bookmark-start text:name="__RefHeading___Toc2039_692322312"/>МИНОБРНАУКИ РОССИИ<text:bookmark-end text:name="_Toc495122333"/><text:bookmark-end text:name="__RefHeading___Toc2039_692322312"/></text:h>
            </text:list-item>
          </text:list>
        </text:list-item>
      </text:list>
      <text:p text:style-name="P64">САНКТ-ПЕТЕРБУРГСКИЙ ГОСУДАРСТВЕННЫЙ</text:p>
      <text:p text:style-name="P65">ЭЛЕКТРОТЕХНИЧЕСКИЙ УНИВЕРСИТЕТ</text:p>
      <text:p text:style-name="P66">«ЛЭТИ» ИМ. В.И. УЛЬЯНОВА (ЛЕНИНА)</text:p>
      <text:p text:style-name="P32">Кафедра МОЭВМ</text:p>
      <text:p text:style-name="P33"><text:s/></text:p>
      <text:p text:style-name="P37"><text:s/></text:p>
      <text:p text:style-name="P34"><text:s/></text:p>
      <text:p text:style-name="P35"><text:s/></text:p>
      <text:list xml:id="list131347175392277" text:continue-numbering="true" text:style-name="WWNum1">
        <text:list-item>
          <text:list>
            <text:list-item>
              <text:h text:style-name="P100" text:outline-level="2"><text:bookmark-start text:name="_Toc495122334"/><text:bookmark-start text:name="__RefHeading___Toc2041_692322312"/>ОТЧЕТ<text:bookmark-end text:name="_Toc495122334"/><text:bookmark-end text:name="__RefHeading___Toc2041_692322312"/></text:h>
            </text:list-item>
          </text:list>
        </text:list-item>
      </text:list>
      <text:p text:style-name="P31"><text:span text:style-name="T2">по лабораторной работе</text:span><text:span text:style-name="T4"> </text:span>№<text:span text:style-name="T51">4</text:span><text:span text:style-name="T2"> по дисциплине «Программирование»</text:span></text:p>
      <text:list xml:id="list131347124599168" text:continue-numbering="true" text:style-name="WWNum1">
        <text:list-item>
          <text:list>
            <text:list-item>
              <text:h text:style-name="P101" text:outline-level="2"><text:bookmark-start text:name="_Toc495122335"/><text:bookmark-start text:name="__RefHeading___Toc2043_692322312"/>ТЕМА: <text:bookmark-end text:name="_Toc495122335"/><text:span text:style-name="T25">Линейные списки</text:span><text:bookmark-end text:name="__RefHeading___Toc2043_692322312"/></text:h>
            </text:list-item>
            <text:list-item>
              <text:h text:style-name="P101" text:outline-level="2"/>
            </text:list-item>
          </text:list>
        </text:list-item>
      </text:list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6304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8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39"><text:s/></text:p>
          </table:table-cell>
          <table:table-cell table:style-name="Таблица1.A2" office:value-type="string">
            <text:p text:style-name="P40">Берленко Т.А.</text:p>
          </table:table-cell>
        </table:table-row>
      </table:table>
      <text:p text:style-name="P34"/>
      <text:p text:style-name="P41">Санкт-Петербург</text:p>
      <text:p text:style-name="P42">2017</text:p>
      <text:p text:style-name="P76"/>
      <text:p text:style-name="P7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46"><text:a xlink:type="simple" xlink:href="#__RefHeading___Toc1709_692322312" text:style-name="Index_20_Link" text:visited-style-name="Index_20_Link">Цель работы<text:tab/>3</text:a></text:p>
          <text:p text:style-name="P46"><text:a xlink:type="simple" xlink:href="#__RefHeading___Toc1711_692322312" text:style-name="Index_20_Link" text:visited-style-name="Index_20_Link">Ход работы<text:tab/>4</text:a></text:p>
          <text:p text:style-name="P46"><text:a xlink:type="simple" xlink:href="#__RefHeading___Toc1715_692322312" text:style-name="Index_20_Link" text:visited-style-name="Index_20_Link"><text:s text:c="2"/>Директивы препроцессора<text:tab/>4</text:a></text:p>
          <text:p text:style-name="P46"><text:a xlink:type="simple" xlink:href="#__RefHeading___Toc1717_692322312" text:style-name="Index_20_Link" text:visited-style-name="Index_20_Link"><text:s text:c="2"/>Определение структуры<text:tab/>4</text:a></text:p>
          <text:p text:style-name="P46"><text:s text:c="2"/><text:a xlink:type="simple" xlink:href="#__RefHeading___Toc1719_692322312" text:style-name="Index_20_Link" text:visited-style-name="Index_20_Link">createMusicalComposition</text:a><text:a xlink:type="simple" xlink:href="#__RefHeading___Toc1719_692322312" text:style-name="Index_20_Link" text:visited-style-name="Index_20_Link"><text:tab/>5</text:a></text:p>
          <text:p text:style-name="P46"><text:s text:c="2"/><text:a xlink:type="simple" xlink:href="#__RefHeading___Toc1721_692322312" text:style-name="Index_20_Link" text:visited-style-name="Index_20_Link">createMusicalCompositionList</text:a><text:a xlink:type="simple" xlink:href="#__RefHeading___Toc1721_692322312" text:style-name="Index_20_Link" text:visited-style-name="Index_20_Link"><text:tab/>5</text:a></text:p>
          <text:p text:style-name="P46"><text:a xlink:type="simple" xlink:href="#__RefHeading___Toc1723_692322312" text:style-name="Index_20_Link" text:visited-style-name="Index_20_Link"><text:s text:c="2"/>push<text:tab/>6</text:a></text:p>
          <text:p text:style-name="P46"><text:s text:c="2"/><text:a xlink:type="simple" xlink:href="#__RefHeading___Toc1725_692322312" text:style-name="Index_20_Link" text:visited-style-name="Index_20_Link">removeEl<text:tab/>6</text:a></text:p>
          <text:p text:style-name="P46"><text:a xlink:type="simple" xlink:href="#__RefHeading___Toc1727_692322312" text:style-name="Index_20_Link" text:visited-style-name="Index_20_Link"><text:s text:c="2"/>count<text:tab/>7</text:a></text:p>
          <text:p text:style-name="P46"><text:s text:c="2"/><text:a xlink:type="simple" xlink:href="#__RefHeading___Toc2045_692322312" text:style-name="Index_20_Link" text:visited-style-name="Index_20_Link">print_names<text:tab/>7</text:a></text:p>
          <text:p text:style-name="P46"><text:a xlink:type="simple" xlink:href="#__RefHeading___Toc1731_692322312" text:style-name="Index_20_Link" text:visited-style-name="Index_20_Link">Вывод<text:tab/>8</text:a></text:p>
        </text:index-body>
      </text:table-of-content>
      <text:p text:style-name="P73"/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/>
      <text:p text:style-name="P28"/>
      <text:p text:style-name="P28"/>
      <text:p text:style-name="P28"><text:soft-page-break/></text:p>
      <text:h text:style-name="P68" text:outline-level="1"><text:bookmark-start text:name="_Toc495122336"/><text:bookmark-start text:name="__RefHeading___Toc1709_692322312"/>Цель работы<text:bookmark-end text:name="_Toc495122336"/><text:bookmark-end text:name="__RefHeading___Toc1709_692322312"/></text:h>
      <text:p text:style-name="P18"/>
      <text:p text:style-name="P30"><text:span text:style-name="Source_20_Text"><text:span text:style-name="T5">Создайте двунаправленный список музыкальных композиций MusicalComposition и </text:span></text:span><text:span text:style-name="Source_20_Text"><text:span text:style-name="T14">api </text:span></text:span><text:span text:style-name="Source_20_Text"><text:span text:style-name="T5">( </text:span></text:span><text:span text:style-name="Source_20_Text"><text:span text:style-name="T16">a</text:span></text:span><text:span text:style-name="Source_20_Text"><text:span text:style-name="T15">pplication </text:span></text:span><text:span text:style-name="Source_20_Text"><text:span text:style-name="T16">p</text:span></text:span><text:span text:style-name="Source_20_Text"><text:span text:style-name="T15">rogramming </text:span></text:span><text:span text:style-name="Source_20_Text"><text:span text:style-name="T16">i</text:span></text:span><text:span text:style-name="Source_20_Text"><text:span text:style-name="T15">nterface - в данном случае набор функций</text:span></text:span><text:span text:style-name="Source_20_Text"><text:span text:style-name="T5">) для работы со списком.</text:span></text:span></text:p>
      <text:p text:style-name="P5">Структура элемента списка (тип - MusicalComposition)</text:p>
      <text:list xml:id="list2414404535264807628" text:style-name="L1">
        <text:list-item>
          <text:p text:style-name="P93">name - строка неизвестной длины (гарантируется, что длина не может быть больше 80 символов), название композиции.</text:p>
        </text:list-item>
        <text:list-item>
          <text:p text:style-name="P93">author - строка неизвестной длины (гарантируется, что длина не может быть больше 80 символов), автор композиции/музыкальная группа.</text:p>
        </text:list-item>
        <text:list-item>
          <text:p text:style-name="P93">year - целое число, год создания.</text:p>
        </text:list-item>
      </text:list>
      <text:p text:style-name="P5">Функция для создания элемента списка (тип элемента MusicalComposition)</text:p>
      <text:list xml:id="list5137050465693382501" text:style-name="L2">
        <text:list-item>
          <text:p text:style-name="P94">MusicalComposition* createMusicalComposition(char* name, char* author, int year)</text:p>
        </text:list-item>
      </text:list>
      <text:p text:style-name="P5">Функции для работы со списком:</text:p>
      <text:list xml:id="list687362170143847050" text:style-name="L3">
        <text:list-item>
          <text:p text:style-name="P95">MusicalComposition* createMusicalCompositionList(char** array_names, char** array_authors, int* array_years, int n); // создает список музыкальных композиций MusicalCompositionList, в котором:</text:p>
          <text:list>
            <text:list-item>
              <text:p text:style-name="P98"><text:span text:style-name="T1">n </text:span>- длина массивов <text:span text:style-name="T1">array_names</text:span>, <text:span text:style-name="T1">array_authors</text:span>, <text:span text:style-name="T1">array_years</text:span>.</text:p>
            </text:list-item>
            <text:list-item>
              <text:p text:style-name="P95"><text:span text:style-name="T51">п</text:span>оле <text:span text:style-name="T1">name </text:span>первого элемента списка соответствует первому элементу списка array_names (<text:span text:style-name="T1">array_names[0]</text:span>).</text:p>
            </text:list-item>
            <text:list-item>
              <text:p text:style-name="P95"><text:span text:style-name="T51">п</text:span>оле <text:span text:style-name="T1">author </text:span>первого элемента списка соответствует первому элементу списка array_authors (<text:span text:style-name="T1">array_authors[0]</text:span>).</text:p>
            </text:list-item>
            <text:list-item>
              <text:p text:style-name="P95"><text:span text:style-name="T51">п</text:span>оле <text:span text:style-name="T1">year </text:span>первого элемента списка соответствует первому элементу списка array_authors (<text:span text:style-name="T1">array_years[0]</text:span>).</text:p>
            </text:list-item>
          </text:list>
        </text:list-item>
      </text:list>
      <text:p text:style-name="P6">     <text:span text:style-name="T52">Аналогично для второго, третьего, …</text:span><text:span text:style-name="T53">n-1</text:span><text:span text:style-name="T52">-го элемента массива.</text:span></text:p>
      <text:p text:style-name="P6">     <text:span text:style-name="T52">! длина массивов </text:span><text:span text:style-name="T53">array_names, array_authors, array_years </text:span><text:span text:style-name="T52">одинаковая и равна n, это проверять не требуется.</text:span></text:p>
      <text:p text:style-name="P6">     <text:span text:style-name="T52">Функция возвращает указатель на первый элемент списка.</text:span></text:p>
      <text:list xml:id="list1944599215802484474" text:style-name="L4">
        <text:list-item>
          <text:p text:style-name="P96">void push(MusicalComposition* head, MusicalComposition* element); // добавляет <text:span text:style-name="T1">element</text:span> в конец списка <text:span text:style-name="T1">musical_composition_list</text:span></text:p>
        </text:list-item>
        <text:list-item>
          <text:p text:style-name="P96"><text:soft-page-break/>void removeEl (MusicalComposition* head, char* name_for_remove); // удаляет элемент <text:span text:style-name="T1">element </text:span>списка, у которого значение <text:span text:style-name="T1">name </text:span>равно значению <text:span text:style-name="T1">name_for_remove</text:span></text:p>
        </text:list-item>
      </text:list>
      <text:list xml:id="list4976897634997528188" text:style-name="L5">
        <text:list-item>
          <text:p text:style-name="P97">int count(MusicalComposition* head); //возвращает количество элементов списка</text:p>
        </text:list-item>
        <text:list-item>
          <text:p text:style-name="P97">void print_names(MusicalComposition* head); //Выводит названия композиций</text:p>
        </text:list-item>
      </text:list>
      <text:h text:style-name="Heading_20_1" text:outline-level="1"><text:bookmark-start text:name="_Toc495122337"/><text:bookmark-start text:name="__RefHeading___Toc1711_692322312"/><text:span text:style-name="Source_20_Text"><text:span text:style-name="T6">Ход</text:span></text:span><text:span text:style-name="Source_20_Text"><text:span text:style-name="T7"> </text:span></text:span><text:span text:style-name="Source_20_Text"><text:span text:style-name="T6">работы</text:span></text:span><text:bookmark-end text:name="_Toc495122337"/><text:bookmark-end text:name="__RefHeading___Toc1711_692322312"/></text:h>
      <text:h text:style-name="Heading_20_1" text:outline-level="1"><text:bookmark-start text:name="__RefHeading___Toc1715_692322312"/><text:span text:style-name="T18"><text:s/>· </text:span><text:span text:style-name="T8">Директивы препроцессор</text:span><text:span text:style-name="T9">а</text:span><text:bookmark-end text:name="__RefHeading___Toc1715_692322312"/></text:h>
      <text:p text:style-name="P20"><draw:line text:anchor-type="paragraph" draw:z-index="0" draw:name="Фигура1" draw:style-name="gr1" draw:text-style-name="P102" svg:x1="-2.328cm" svg:y1="0.407cm" svg:x2="19.475cm" svg:y2="0.245cm"><text:p/></draw:line></text:p>
      <text:p text:style-name="P8"><text:span text:style-name="T43">#include </text:span><text:span text:style-name="T47">&lt;</text:span><text:span text:style-name="T50">stdio.h</text:span><text:span text:style-name="T47">&gt;</text:span></text:p>
      <text:p text:style-name="P47"><text:span text:style-name="T42">#include </text:span><text:span text:style-name="T46">&lt;</text:span><text:span text:style-name="T49">string.h</text:span><text:span text:style-name="T46">&gt;</text:span></text:p>
      <text:p text:style-name="P47"><text:span text:style-name="T42">#include </text:span><text:span text:style-name="T46">&lt;</text:span><text:span text:style-name="T49">stdlib.h</text:span><text:span text:style-name="T46">&gt;</text:span></text:p>
      <text:p text:style-name="P58"/>
      <text:p text:style-name="P14"><draw:line text:anchor-type="paragraph" draw:z-index="1" draw:name="Фигура2" draw:style-name="gr2" draw:text-style-name="P102" svg:x1="-2.466cm" svg:y1="-0.009cm" svg:x2="19.004cm" svg:y2="-0.009cm"><text:p/></draw:line></text:p>
      <text:p text:style-name="P23"><text:span text:style-name="T24">Подключаются соответствующие библиотеки для использования функций: </text:span><text:span text:style-name="T28">работы со строками, динамической памятью и стандартным вводом-выводом.</text:span></text:p>
      <text:p text:style-name="P23"/>
      <text:h text:style-name="Heading_20_1" text:outline-level="1"><text:bookmark-start text:name="__RefHeading___Toc1717_692322312"/><text:span text:style-name="T2"><text:s/></text:span><text:span text:style-name="T3">· </text:span><text:span text:style-name="T13">Определение структуры</text:span><text:bookmark-end text:name="__RefHeading___Toc1717_692322312"/></text:h>
      <text:p text:style-name="P15"><draw:line text:anchor-type="paragraph" draw:z-index="2" draw:name="Фигура2" draw:style-name="gr3" draw:text-style-name="P102" svg:x1="-2.242cm" svg:y1="0.208cm" svg:x2="19.475cm" svg:y2="0.208cm"><text:p/></draw:line></text:p>
      <text:p text:style-name="P48"><text:span text:style-name="T44">typedef</text:span> <text:span text:style-name="T44">struct</text:span> MusicalComposition {</text:p>
      <text:p text:style-name="P53"><text:s text:c="4"/><text:span text:style-name="T45">char</text:span><text:span text:style-name="T41">* name;</text:span></text:p>
      <text:p text:style-name="P53"><text:s text:c="4"/><text:span text:style-name="T45">char</text:span><text:span text:style-name="T41">* author;</text:span></text:p>
      <text:p text:style-name="P53"><text:s text:c="4"/><text:span text:style-name="T45">int</text:span><text:span text:style-name="T41"> year;</text:span></text:p>
      <text:p text:style-name="P53"><text:s text:c="4"/><text:span text:style-name="T45">struct</text:span><text:span text:style-name="T41"> MusicalComposition* prev;</text:span></text:p>
      <text:p text:style-name="P53"><text:s text:c="4"/><text:span text:style-name="T45">struct</text:span><text:span text:style-name="T41"> MusicalComposition* next;</text:span></text:p>
      <text:p text:style-name="P82">} MusicalComposition;</text:p>
      <text:p text:style-name="P82"/>
      <text:p text:style-name="P72"><draw:line text:anchor-type="paragraph" draw:z-index="3" draw:name="Фигура2" draw:style-name="gr4" draw:text-style-name="P102" svg:x1="-2.289cm" svg:y1="-0.058cm" svg:x2="19.096cm" svg:y2="-0.058cm"><text:p/></draw:line><text:span text:style-name="T21">name</text:span><text:span text:style-name="T23"> –</text:span><text:span text:style-name="T19"> </text:span><text:span text:style-name="T21">название композиции</text:span><text:span text:style-name="T20">.</text:span></text:p>
      <text:p text:style-name="P71"><text:span text:style-name="T54">author</text:span> – <text:span text:style-name="T54">имя автора</text:span>.<text:line-break/> <text:tab/><text:span text:style-name="T54">year – год создания.<text:line-break/> <text:tab/>prev – указатель на предыдущий элемент списка.<text:line-break/> <text:tab/>next - указатель на следующий элемент списка.</text:span></text:p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69" text:outline-level="1"><text:bookmark-start text:name="__RefHeading___Toc1719_692322312"/><text:span text:style-name="T3">· </text:span><text:span text:style-name="T34">createMusicalComposition</text:span><text:bookmark-end text:name="__RefHeading___Toc1719_692322312"/></text:h>
      <text:p text:style-name="P18"><draw:line text:anchor-type="paragraph" draw:z-index="4" draw:name="Фигура2" draw:style-name="gr5" draw:text-style-name="P102" svg:x1="-1.466cm" svg:y1="0.351cm" svg:x2="19.493cm" svg:y2="0.351cm"><text:p/></draw:line></text:p>
      <text:p text:style-name="P48">MusicalComposition* createMusicalComposition(<text:span text:style-name="T44">char</text:span>* name, <text:span text:style-name="T44">char</text:span>* author, <text:span text:style-name="T44">int</text:span> year) {</text:p>
      <text:p text:style-name="P53"><text:s text:c="4"/><text:span text:style-name="T41">MusicalComposition* ret = (MusicalComposition*)</text:span><text:span text:style-name="T45">malloc</text:span><text:span text:style-name="T41">(</text:span><text:span text:style-name="T45">sizeof</text:span><text:span text:style-name="T41">(MusicalComposition));</text:span></text:p>
      <text:p text:style-name="P59"/>
      <text:p text:style-name="P53"><text:s text:c="4"/><text:span text:style-name="T41">ret-&gt;name = name;</text:span></text:p>
      <text:p text:style-name="P53"><text:s text:c="4"/><text:span text:style-name="T41">ret-&gt;author = author;</text:span></text:p>
      <text:p text:style-name="P53"><text:s text:c="4"/><text:span text:style-name="T41">ret-&gt;year = year;</text:span></text:p>
      <text:p text:style-name="P53"><text:s text:c="4"/><text:span text:style-name="T41">ret-&gt;prev = </text:span><text:span text:style-name="T45">NULL</text:span><text:span text:style-name="T41">;</text:span></text:p>
      <text:p text:style-name="P53"><text:s text:c="4"/><text:span text:style-name="T41">ret-&gt;next = </text:span><text:span text:style-name="T45">NULL</text:span><text:span text:style-name="T41">;</text:span></text:p>
      <text:p text:style-name="P59"/>
      <text:p text:style-name="P53"><text:s text:c="4"/><text:span text:style-name="T45">return</text:span><text:span text:style-name="T41"> ret;</text:span></text:p>
      <text:p text:style-name="P86">}</text:p>
      <text:p text:style-name="P10"><draw:line text:anchor-type="paragraph" draw:z-index="5" draw:name="Фигура2" draw:style-name="gr2" draw:text-style-name="P102" svg:x1="-2.577cm" svg:y1="-0.002cm" svg:x2="19.475cm" svg:y2="-0.002cm"><text:p/></draw:line></text:p>
      <text:p text:style-name="P17">Динамически выделяется память по композицию и соответствующим полям присваиваются переданные значения. Указатели на prev и next зануляются.</text:p>
      <text:p text:style-name="P19"><text:s/></text:p>
      <text:h text:style-name="P69" text:outline-level="1"><text:bookmark-start text:name="__RefHeading___Toc1721_692322312"/><text:span text:style-name="T18">· </text:span><text:span text:style-name="T35">createMusicalCompositionList</text:span><text:bookmark-end text:name="__RefHeading___Toc1721_692322312"/></text:h>
      <text:p text:style-name="P20"><draw:line text:anchor-type="paragraph" draw:z-index="6" draw:name="Фигура2" draw:style-name="gr3" draw:text-style-name="P102" svg:x1="-2.175cm" svg:y1="0.305cm" svg:x2="19.912cm" svg:y2="0.305cm"><text:p/></draw:line></text:p>
      <text:p text:style-name="P49">MusicalComposition* createMusicalCompositionList(<text:span text:style-name="T44">char</text:span>** array_names, <text:span text:style-name="T44">char</text:span>** array_authors, <text:span text:style-name="T44">int</text:span>* array_years, <text:span text:style-name="T44">int</text:span> n) {</text:p>
      <text:p text:style-name="P54"><text:s text:c="4"/><text:span text:style-name="T41">MusicalComposition* head = (MusicalComposition*)</text:span><text:span text:style-name="T45">malloc</text:span><text:span text:style-name="T41">(</text:span><text:span text:style-name="T45">sizeof</text:span><text:span text:style-name="T41">(MusicalComposition));</text:span></text:p>
      <text:p text:style-name="P54"><text:s text:c="4"/><text:span text:style-name="T41">head = createMusicalComposition(array_names[0], array_authors[0], array_years[0]);</text:span></text:p>
      <text:p text:style-name="P60"/>
      <text:p text:style-name="P54"><text:s text:c="4"/><text:span text:style-name="T41">MusicalComposition* prev = (MusicalComposition*)</text:span><text:span text:style-name="T45">malloc</text:span><text:span text:style-name="T41">(</text:span><text:span text:style-name="T45">sizeof</text:span><text:span text:style-name="T41">(MusicalComposition));</text:span></text:p>
      <text:p text:style-name="P54"><text:s text:c="4"/><text:span text:style-name="T41">prev = head;</text:span></text:p>
      <text:p text:style-name="P60"/>
      <text:p text:style-name="P54"><text:s text:c="4"/><text:span text:style-name="T41">MusicalComposition* cur = (MusicalComposition*)</text:span><text:span text:style-name="T45">malloc</text:span><text:span text:style-name="T41">(</text:span><text:span text:style-name="T45">sizeof</text:span><text:span text:style-name="T41">(MusicalComposition));</text:span></text:p>
      <text:p text:style-name="P54"><text:s text:c="4"/><text:span text:style-name="T45">for</text:span><text:span text:style-name="T41"> (</text:span><text:span text:style-name="T45">int</text:span><text:span text:style-name="T41"> i = 1; i != n; ++i) {</text:span></text:p>
      <text:p text:style-name="P54"><text:s text:c="8"/><text:span text:style-name="T41">cur = createMusicalComposition(array_names[i], array_authors[i], array_years[i]);</text:span></text:p>
      <text:p text:style-name="P54"><text:s text:c="8"/><text:span text:style-name="T41">cur-&gt;prev = prev;</text:span></text:p>
      <text:p text:style-name="P54"><text:s text:c="8"/><text:span text:style-name="T41">cur-&gt;prev-&gt;next = cur;</text:span></text:p>
      <text:p text:style-name="P54"><text:s text:c="8"/><text:span text:style-name="T41">cur-&gt;next = </text:span><text:span text:style-name="T45">NULL</text:span><text:span text:style-name="T41">;</text:span></text:p>
      <text:p text:style-name="P54"><text:s text:c="8"/><text:span text:style-name="T41">prev = cur;</text:span></text:p>
      <text:p text:style-name="P54"><text:s text:c="4"/><text:span text:style-name="T41">}</text:span></text:p>
      <text:p text:style-name="P60"/>
      <text:p text:style-name="P54"><text:s text:c="4"/><text:span text:style-name="T45">return</text:span><text:span text:style-name="T41"> head;</text:span></text:p>
      <text:p text:style-name="P83">}</text:p>
      <text:p text:style-name="P11"/>
      <text:p text:style-name="P16"><draw:line text:anchor-type="paragraph" draw:z-index="7" draw:name="Фигура2" draw:style-name="gr6" draw:text-style-name="P102" svg:x1="-1.492cm" svg:y1="-0.249cm" svg:x2="19.467cm" svg:y2="-0.249cm"><text:p/></draw:line><text:span text:style-name="T32">h</text:span><text:span text:style-name="T31">ead – голова списка. Соответствующая композиция инициализируется первыми элементами массивов.</text:span></text:p>
      <text:p text:style-name="P74">prev – указатель на предыдущий элемент списка, инициализируется head</text:p>
      <text:p text:style-name="P74">cur – текущий, создающийся на данной итерации, элемент списка</text:p>
      <text:p text:style-name="P74"><text:soft-page-break/>В цикле cur присваивается указатель на соответствующую музыкальную композицию.</text:p>
      <text:p text:style-name="P16"><text:span text:style-name="T31">Далее указатель на предыдущий элемент списка становится prev, </text:span><text:span text:style-name="T33">указатель на следующий элемент prev становится cur, указатель на следующий за cur элемент зануляется. prev сдвигается на cur и цикл повторяется.</text:span></text:p>
      <text:p text:style-name="P75">Функция возвращает голову списка.</text:p>
      <text:h text:style-name="P67" text:outline-level="1"><text:bookmark-start text:name="__RefHeading___Toc1723_692322312"/><text:s/><text:span text:style-name="T18">·</text:span><text:span text:style-name="T17"> </text:span><text:span text:style-name="T10">push</text:span><text:bookmark-end text:name="__RefHeading___Toc1723_692322312"/></text:h>
      <text:p text:style-name="P20"><draw:line text:anchor-type="paragraph" draw:z-index="8" draw:name="Фигура2" draw:style-name="gr2" draw:text-style-name="P102" svg:x1="-2.034cm" svg:y1="0.303cm" svg:x2="19.701cm" svg:y2="0.409cm"><text:p/></draw:line></text:p>
      <text:p text:style-name="P50"><text:span text:style-name="T44">void</text:span> push(MusicalComposition* head, MusicalComposition* element) {</text:p>
      <text:p text:style-name="P55"><text:s text:c="4"/><text:span text:style-name="T45">if</text:span><text:span text:style-name="T41"> (head == </text:span><text:span text:style-name="T45">NULL</text:span><text:span text:style-name="T41">) { head = element; </text:span><text:span text:style-name="T45">return</text:span><text:span text:style-name="T41">; } </text:span></text:p>
      <text:p text:style-name="P61"/>
      <text:p text:style-name="P55"><text:s text:c="4"/><text:span text:style-name="T41">MusicalComposition* cur = head;</text:span></text:p>
      <text:p text:style-name="P55"><text:s text:c="4"/></text:p>
      <text:p text:style-name="P55"><text:s text:c="4"/><text:span text:style-name="T45">while</text:span><text:span text:style-name="T41"> (cur-&gt;next) { cur = cur-&gt;next; }</text:span></text:p>
      <text:p text:style-name="P55"><text:s text:c="4"/><text:span text:style-name="T41">element-&gt;prev = cur;</text:span></text:p>
      <text:p text:style-name="P55"><text:s text:c="4"/><text:span text:style-name="T41">cur-&gt;next = element;</text:span></text:p>
      <text:p text:style-name="P61"><text:span text:style-name="T26"><text:s text:c="4"/></text:span><text:span text:style-name="T27">element-&gt;next = </text:span><text:span text:style-name="T38">NULL</text:span><text:span text:style-name="T27">;</text:span></text:p>
      <text:p text:style-name="P84">}</text:p>
      <text:p text:style-name="P12"><draw:line text:anchor-type="paragraph" draw:z-index="9" draw:name="Фигура2" draw:style-name="gr4" draw:text-style-name="P102" svg:x1="-4.724cm" svg:y1="0.039cm" svg:x2="17.875cm" svg:y2="0.039cm"><text:p/></draw:line></text:p>
      <text:p text:style-name="P24">В случае если список пустой, то голове просто присваивается значение элемента, и функция завершается.</text:p>
      <text:p text:style-name="P24">Создается указатель на композицию cur и иницализируется head.</text:p>
      <text:p text:style-name="P24">Далее в цикле доходим до конца списка.</text:p>
      <text:p text:style-name="P22"><text:span text:style-name="T55">Присваиваем указателю на предыдущий элемента списка элемента element последний элемента списка, следующему за “последним“ присваиваем указатель element, и с помощью <text:s text:c="2"/></text:span><text:span text:style-name="T29">element-&gt;next = </text:span><text:span text:style-name="T39">NULL <text:s text:c="2"/></text:span><text:span text:style-name="T30">показываем, что element это конце списка.</text:span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h text:style-name="Heading_20_1" text:outline-level="1"><text:bookmark-start text:name="__RefHeading___Toc1725_692322312"/><text:soft-page-break/><text:span text:style-name="T18">·</text:span><text:span text:style-name="T17"> </text:span><text:span text:style-name="T10">removeEl</text:span><text:bookmark-end text:name="__RefHeading___Toc1725_692322312"/></text:h>
      <text:p text:style-name="P20"><draw:line text:anchor-type="paragraph" draw:z-index="10" draw:name="Фигура2" draw:style-name="gr3" draw:text-style-name="P102" svg:x1="-3.141cm" svg:y1="0.168cm" svg:x2="19.476cm" svg:y2="0.168cm"><text:p/></draw:line></text:p>
      <text:p text:style-name="P89"><text:span text:style-name="T44">void</text:span> removeEl(MusicalComposition* head, <text:span text:style-name="T44">char</text:span>* name_for_remove) {</text:p>
      <text:p text:style-name="P90"><text:s text:c="4"/><text:span text:style-name="T45">if</text:span><text:span text:style-name="T41"> (head == </text:span><text:span text:style-name="T45">NULL</text:span><text:span text:style-name="T41">) { </text:span><text:span text:style-name="T45">return</text:span><text:span text:style-name="T41">; }</text:span></text:p>
      <text:p text:style-name="P91"/>
      <text:p text:style-name="P90"><text:s text:c="4"/><text:span text:style-name="T41">MusicalComposition* cur = head;</text:span></text:p>
      <text:p text:style-name="P91"/>
      <text:p text:style-name="P90"><text:s text:c="4"/><text:span text:style-name="T45">if</text:span><text:span text:style-name="T41"> (</text:span><text:span text:style-name="T45">strcmp</text:span><text:span text:style-name="T41">(head-&gt;name, name_for_remove) == 0) {</text:span></text:p>
      <text:p text:style-name="P90"><text:s text:c="8"/><text:span text:style-name="T41">head-&gt;next-&gt;prev = </text:span><text:span text:style-name="T45">NULL</text:span><text:span text:style-name="T41">;</text:span></text:p>
      <text:p text:style-name="P90"><text:s text:c="8"/><text:span text:style-name="T45">free</text:span><text:span text:style-name="T41">(head);</text:span></text:p>
      <text:p text:style-name="P90"><text:s text:c="8"/><text:span text:style-name="T45">return</text:span><text:span text:style-name="T41">;</text:span></text:p>
      <text:p text:style-name="P90"><text:s text:c="4"/><text:span text:style-name="T41">}</text:span></text:p>
      <text:p text:style-name="P91"/>
      <text:p text:style-name="P90"><text:s text:c="4"/><text:span text:style-name="T45">while</text:span><text:span text:style-name="T41"> (cur-&gt;next) {</text:span></text:p>
      <text:p text:style-name="P90"><text:s text:c="8"/><text:span text:style-name="T45">if</text:span><text:span text:style-name="T41"> (</text:span><text:span text:style-name="T45">strcmp</text:span><text:span text:style-name="T41">(cur-&gt;name, name_for_remove) == 0) { </text:span></text:p>
      <text:p text:style-name="P90"><text:s text:c="12"/><text:span text:style-name="T41">cur-&gt;prev-&gt;next = cur-&gt;next;</text:span></text:p>
      <text:p text:style-name="P90"><text:s text:c="12"/><text:span text:style-name="T41">cur-&gt;next-&gt;prev = cur-&gt;prev;</text:span></text:p>
      <text:p text:style-name="P90"><text:s text:c="12"/><text:span text:style-name="T45">free</text:span><text:span text:style-name="T41">(cur);</text:span></text:p>
      <text:p text:style-name="P90"><text:s text:c="12"/><text:span text:style-name="T45">return</text:span><text:span text:style-name="T41">;</text:span></text:p>
      <text:p text:style-name="P90"><text:s text:c="8"/><text:span text:style-name="T41">}</text:span></text:p>
      <text:p text:style-name="P91"/>
      <text:p text:style-name="P90"><text:s text:c="8"/><text:span text:style-name="T41">cur = cur-&gt;next;</text:span></text:p>
      <text:p text:style-name="P90"><text:s text:c="4"/><text:span text:style-name="T41">}</text:span></text:p>
      <text:p text:style-name="P91"/>
      <text:p text:style-name="P90"><text:s text:c="4"/><text:span text:style-name="T45">if</text:span><text:span text:style-name="T41"> (</text:span><text:span text:style-name="T45">strcmp</text:span><text:span text:style-name="T41">(cur-&gt;name, name_for_remove) == 0) {</text:span></text:p>
      <text:p text:style-name="P90"><text:s text:c="8"/><text:span text:style-name="T41">cur-&gt;prev-&gt;next = </text:span><text:span text:style-name="T45">NULL</text:span><text:span text:style-name="T41">;</text:span></text:p>
      <text:p text:style-name="P90"><text:s text:c="8"/><text:span text:style-name="T45">free</text:span><text:span text:style-name="T41">(cur);</text:span></text:p>
      <text:p text:style-name="P90"><text:s text:c="4"/><text:span text:style-name="T41">}</text:span></text:p>
      <text:p text:style-name="P92">}</text:p>
      <text:p text:style-name="P9"><draw:line text:anchor-type="paragraph" draw:z-index="11" draw:name="Фигура2" draw:style-name="gr3" draw:text-style-name="P102" svg:x1="-2.506cm" svg:y1="-0.154cm" svg:x2="19.476cm" svg:y2="-0.154cm"><text:p/></draw:line></text:p>
      <text:p text:style-name="P25">В случае если список пустой функция завершается.</text:p>
      <text:p text:style-name="P25">Указатель на композицию cur инициализируется head.</text:p>
      <text:p text:style-name="P80">Отдельно обрабатывается случай удаления головы и хвоста.</text:p>
      <text:p text:style-name="P25">В цикле поле name каждого жлемента сравнивается с name_for_remove, в случае совпадения этот элемент удалятcя: указателю на следующий элемент элемента перед тем, который удаляется присваивается указатель на следующий элемент затем, который удаляется, аналогично передвигается и указатель на предыдущий элемент, следуюзего за тем, который удаляется.</text:p>
      <text:p text:style-name="P25"/>
      <text:p text:style-name="P25"/>
      <text:p text:style-name="P25"/>
      <text:p text:style-name="P25"/>
      <text:h text:style-name="P67" text:outline-level="1"><text:bookmark-start text:name="__RefHeading___Toc1727_692322312"/><text:soft-page-break/><text:s/><text:span text:style-name="T18">·</text:span><text:span text:style-name="T17"> </text:span><text:span text:style-name="T11">count</text:span><text:bookmark-end text:name="__RefHeading___Toc1727_692322312"/></text:h>
      <text:p text:style-name="P20"><draw:line text:anchor-type="paragraph" draw:z-index="12" draw:name="Фигура2" draw:style-name="gr2" draw:text-style-name="P102" svg:x1="-3.053cm" svg:y1="0.15cm" svg:x2="19.475cm" svg:y2="0.15cm"><text:p/></draw:line></text:p>
      <text:p text:style-name="P51"><text:span text:style-name="T44">int</text:span> count(MusicalComposition* head) {</text:p>
      <text:p text:style-name="P56"><text:s text:c="4"/><text:span text:style-name="T45">if</text:span><text:span text:style-name="T41"> (head == </text:span><text:span text:style-name="T45">NULL</text:span><text:span text:style-name="T41">) { </text:span><text:span text:style-name="T45">return</text:span><text:span text:style-name="T41"> 0; }</text:span></text:p>
      <text:p text:style-name="P56"><text:s text:c="4"/></text:p>
      <text:p text:style-name="P56"><text:s text:c="4"/><text:span text:style-name="T41">MusicalComposition* cur = head; <text:s text:c="3"/></text:span></text:p>
      <text:p text:style-name="P56"><text:s text:c="4"/><text:span text:style-name="T45">int</text:span><text:span text:style-name="T41"> ret = 1;</text:span></text:p>
      <text:p text:style-name="P56"><text:s text:c="4"/><text:span text:style-name="T45">while</text:span><text:span text:style-name="T41"> (cur = cur-&gt;next) { ++ret; }</text:span></text:p>
      <text:p text:style-name="P62"/>
      <text:p text:style-name="P56"><text:s text:c="4"/><text:span text:style-name="T45">return</text:span><text:span text:style-name="T41"> ret;</text:span></text:p>
      <text:p text:style-name="P85"><draw:line text:anchor-type="paragraph" draw:z-index="13" draw:name="Фигура2" draw:style-name="gr2" draw:text-style-name="P102" svg:x1="-2.471cm" svg:y1="1.018cm" svg:x2="19.475cm" svg:y2="1.018cm"><text:p/></draw:line>}</text:p>
      <text:p text:style-name="P12"/>
      <text:p text:style-name="P44">В случае, если список пустой <text:span text:style-name="T56">функция возвращает 0.</text:span></text:p>
      <text:p text:style-name="P26">Указатель на композицию cur инициализируется head.</text:p>
      <text:p text:style-name="P27">ret — значение, возвращаемое функцией.</text:p>
      <text:p text:style-name="P27">Пока цикл не дойдет до конца списка ret будет увеличиваться на еденицу. </text:p>
      <text:h text:style-name="Heading_20_1" text:outline-level="1"><text:bookmark-start text:name="__RefHeading___Toc2045_692322312"/><text:span text:style-name="T18">·</text:span><text:span text:style-name="T17"> </text:span><text:span text:style-name="T12">print_names</text:span><text:bookmark-end text:name="__RefHeading___Toc2045_692322312"/></text:h>
      <text:p text:style-name="P21"><draw:line text:anchor-type="paragraph" draw:z-index="14" draw:name="Фигура2" draw:style-name="gr3" draw:text-style-name="P102" svg:x1="-1.628cm" svg:y1="0.31cm" svg:x2="20.83cm" svg:y2="0.31cm"><text:p/></draw:line></text:p>
      <text:p text:style-name="P52"><text:span text:style-name="T44">void</text:span> print_names(MusicalComposition* head) {</text:p>
      <text:p text:style-name="P57"><text:s text:c="4"/><text:span text:style-name="T45">if</text:span><text:span text:style-name="T41"> (head == </text:span><text:span text:style-name="T45">NULL</text:span><text:span text:style-name="T41">) { </text:span><text:span text:style-name="T45">return</text:span><text:span text:style-name="T41"> ; }</text:span></text:p>
      <text:p text:style-name="P63"/>
      <text:p text:style-name="P57"><text:s text:c="4"/><text:span text:style-name="T41">MusicalComposition* cur = head;</text:span></text:p>
      <text:p text:style-name="P57"><text:s text:c="4"/><text:span text:style-name="T45">do</text:span><text:span text:style-name="T41"> {</text:span></text:p>
      <text:p text:style-name="P57"><text:s text:c="8"/><text:span text:style-name="T45">printf</text:span><text:span text:style-name="T41">(</text:span><text:span text:style-name="T48">"%s\n"</text:span><text:span text:style-name="T41">, cur-&gt;name);</text:span></text:p>
      <text:p text:style-name="P57"><text:s text:c="4"/><text:span text:style-name="T41">} </text:span><text:span text:style-name="T45">while</text:span><text:span text:style-name="T41"> (cur = cur-&gt;next);</text:span></text:p>
      <text:p text:style-name="P87">}</text:p>
      <text:p text:style-name="P13"><draw:line text:anchor-type="paragraph" draw:z-index="15" draw:name="Фигура2" draw:style-name="gr3" draw:text-style-name="P102" svg:x1="-3.353cm" svg:y1="0cm" svg:x2="19.475cm" svg:y2="0cm"><text:p/></draw:line></text:p>
      <text:p text:style-name="P45"><text:span text:style-name="T17">В случае, если список пустой </text:span><text:span text:style-name="T22">функция завешрается.</text:span></text:p>
      <text:p text:style-name="P81">Указатель на композицию cur инициализируется head.</text:p>
      <text:p text:style-name="P29"><text:span text:style-name="T22">П</text:span><text:span text:style-name="T17">ока цикл не дойдет до конца списка, будет выводиться поле name каждого элемента.</text:span></text:p>
      <text:p text:style-name="P43"/>
      <text:h text:style-name="P70" text:outline-level="1"><text:bookmark-start text:name="_Toc495122338"/><text:bookmark-start text:name="__RefHeading___Toc1731_692322312"/>Вывод<text:bookmark-end text:name="_Toc495122338"/><text:bookmark-end text:name="__RefHeading___Toc1731_692322312"/></text:h>
      <text:p text:style-name="P21">Был<text:span text:style-name="T56">о написано несколько функций</text:span>, реализующ<text:span text:style-name="T56">их двунаправленный линейны список</text:span>. При компилировании, сборке и выполнении <text:span text:style-name="T56">на предоставленных тестах </text:span>исполняемого файла не возникает ошибок и предупреждений.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21</meta:editing-cycles>
    <meta:print-date>2017-10-07T03:52:00</meta:print-date>
    <meta:creation-date>2017-10-07T03:53:00</meta:creation-date>
    <dc:date>2017-12-08T13:13:46.857262888</dc:date>
    <meta:editing-duration>PT1H15M30S</meta:editing-duration>
    <meta:generator>LibreOffice/5.1.6.2$Linux_X86_64 LibreOffice_project/10m0$Build-2</meta:generator>
    <meta:document-statistic meta:table-count="1" meta:image-count="0" meta:object-count="0" meta:page-count="8" meta:paragraph-count="170" meta:word-count="905" meta:character-count="7568" meta:non-whitespace-character-count="64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